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516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0.5583in"/>
    </style:style>
    <style:style style:name="co5" style:family="table-column">
      <style:table-column-properties fo:break-before="auto" style:column-width="0.402in"/>
    </style:style>
    <style:style style:name="co6" style:family="table-column">
      <style:table-column-properties fo:break-before="auto" style:column-width="0.4945in"/>
    </style:style>
    <style:style style:name="co7" style:family="table-column">
      <style:table-column-properties fo:break-before="auto" style:column-width="0.61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ACN (3D)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m</text:p>
          </table:table-cell>
          <table:table-cell office:value-type="string" calcext:value-type="string">
            <text:p>ACN (2D)</text:p>
          </table:table-cell>
          <table:table-cell table:number-columns-repeated="4"/>
          <table:table-cell office:value-type="string" calcext:value-type="string">
            <text:p>ACN(2D)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CN(3D)</text:p>
          </table:table-cell>
        </table:table-row>
        <table:table-row table:style-name="ro1">
          <table:table-cell table:formula="of:=[.B2]*([.B2]+1)+[.C2]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2*[.B2]" office:value-type="float" office:value="0" calcext:value-type="float">
            <text:p>0</text:p>
          </table:table-cell>
          <table:table-cell table:formula="of:=IF([.B2]=ABS([.C2]);IF([.C2]&lt;0;2*[.B2]-1;2*[.B2]);-1)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[.J2]*([.J2]+1)+[.K2]" office:value-type="float" office:value="0" calcext:value-type="float">
            <text:p>0</text:p>
          </table:table-cell>
        </table:table-row>
        <table:table-row table:style-name="ro1">
          <table:table-cell table:formula="of:=[.B3]*([.B3]+1)+[.C3]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formula="of:=2*[.B3]" office:value-type="float" office:value="2" calcext:value-type="float">
            <text:p>2</text:p>
          </table:table-cell>
          <table:table-cell table:formula="of:=IF([.B3]=ABS([.C3]);IF([.C3]&lt;0;2*[.B3]-1;2*[.B3]);-1)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J3]*([.J3]+1)+[.K3]" office:value-type="float" office:value="1" calcext:value-type="float">
            <text:p>1</text:p>
          </table:table-cell>
        </table:table-row>
        <table:table-row table:style-name="ro1">
          <table:table-cell table:formula="of:=[.B4]*([.B4]+1)+[.C4]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2*[.B4]" office:value-type="float" office:value="2" calcext:value-type="float">
            <text:p>2</text:p>
          </table:table-cell>
          <table:table-cell table:formula="of:=IF([.B4]=ABS([.C4]);IF([.C4]&lt;0;2*[.B4]-1;2*[.B4]);-1)" office:value-type="float" office:value="-1" calcext:value-type="float">
            <text:p>-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J4]*([.J4]+1)+[.K4]" office:value-type="float" office:value="3" calcext:value-type="float">
            <text:p>3</text:p>
          </table:table-cell>
        </table:table-row>
        <table:table-row table:style-name="ro1">
          <table:table-cell table:formula="of:=[.B5]*([.B5]+1)+[.C5]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2*[.B5]" office:value-type="float" office:value="2" calcext:value-type="float">
            <text:p>2</text:p>
          </table:table-cell>
          <table:table-cell table:formula="of:=IF([.B5]=ABS([.C5]);IF([.C5]&lt;0;2*[.B5]-1;2*[.B5]);-1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J5]*([.J5]+1)+[.K5]" office:value-type="float" office:value="4" calcext:value-type="float">
            <text:p>4</text:p>
          </table:table-cell>
        </table:table-row>
        <table:table-row table:style-name="ro1">
          <table:table-cell table:formula="of:=[.B6]*([.B6]+1)+[.C6]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/>
          <table:table-cell table:formula="of:=2*[.B6]" office:value-type="float" office:value="4" calcext:value-type="float">
            <text:p>4</text:p>
          </table:table-cell>
          <table:table-cell table:formula="of:=IF([.B6]=ABS([.C6]);IF([.C6]&lt;0;2*[.B6]-1;2*[.B6]);-1)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J6]*([.J6]+1)+[.K6]" office:value-type="float" office:value="8" calcext:value-type="float">
            <text:p>8</text:p>
          </table:table-cell>
        </table:table-row>
        <table:table-row table:style-name="ro1">
          <table:table-cell table:formula="of:=[.B7]*([.B7]+1)+[.C7]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/>
          <table:table-cell table:formula="of:=2*[.B7]" office:value-type="float" office:value="4" calcext:value-type="float">
            <text:p>4</text:p>
          </table:table-cell>
          <table:table-cell table:formula="of:=IF([.B7]=ABS([.C7]);IF([.C7]&lt;0;2*[.B7]-1;2*[.B7]);-1)" office:value-type="float" office:value="-1" calcext:value-type="float">
            <text:p>-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J7]*([.J7]+1)+[.K7]" office:value-type="float" office:value="9" calcext:value-type="float">
            <text:p>9</text:p>
          </table:table-cell>
        </table:table-row>
        <table:table-row table:style-name="ro1">
          <table:table-cell table:formula="of:=[.B8]*([.B8]+1)+[.C8]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2*[.B8]" office:value-type="float" office:value="4" calcext:value-type="float">
            <text:p>4</text:p>
          </table:table-cell>
          <table:table-cell table:formula="of:=IF([.B8]=ABS([.C8]);IF([.C8]&lt;0;2*[.B8]-1;2*[.B8]);-1)" office:value-type="float" office:value="-1" calcext:value-type="float">
            <text:p>-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J8]*([.J8]+1)+[.K8]" office:value-type="float" office:value="15" calcext:value-type="float">
            <text:p>15</text:p>
          </table:table-cell>
        </table:table-row>
        <table:table-row table:style-name="ro1">
          <table:table-cell table:formula="of:=[.B9]*([.B9]+1)+[.C9]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2*[.B9]" office:value-type="float" office:value="4" calcext:value-type="float">
            <text:p>4</text:p>
          </table:table-cell>
          <table:table-cell table:formula="of:=IF([.B9]=ABS([.C9]);IF([.C9]&lt;0;2*[.B9]-1;2*[.B9]);-1)" office:value-type="float" office:value="-1" calcext:value-type="float">
            <text:p>-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/>
          <table:table-cell table:formula="of:=[.J9]*([.J9]+1)+[.K9]" office:value-type="float" office:value="16" calcext:value-type="float">
            <text:p>16</text:p>
          </table:table-cell>
        </table:table-row>
        <table:table-row table:style-name="ro1">
          <table:table-cell table:formula="of:=[.B10]*([.B10]+1)+[.C10]" office:value-type="float" office:value="8" calcext:value-type="float">
            <text:p>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2*[.B10]" office:value-type="float" office:value="4" calcext:value-type="float">
            <text:p>4</text:p>
          </table:table-cell>
          <table:table-cell table:formula="of:=IF([.B10]=ABS([.C10]);IF([.C10]&lt;0;2*[.B10]-1;2*[.B10]);-1)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J10]*([.J10]+1)+[.K10]" office:value-type="float" office:value="24" calcext:value-type="float">
            <text:p>24</text:p>
          </table:table-cell>
        </table:table-row>
        <table:table-row table:style-name="ro1">
          <table:table-cell table:formula="of:=[.B11]*([.B11]+1)+[.C11]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/>
          <table:table-cell table:formula="of:=2*[.B11]" office:value-type="float" office:value="6" calcext:value-type="float">
            <text:p>6</text:p>
          </table:table-cell>
          <table:table-cell table:formula="of:=IF([.B11]=ABS([.C11]);IF([.C11]&lt;0;2*[.B11]-1;2*[.B11]);-1)"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J11]*([.J11]+1)+[.K11]" office:value-type="float" office:value="25" calcext:value-type="float">
            <text:p>25</text:p>
          </table:table-cell>
        </table:table-row>
        <table:table-row table:style-name="ro1">
          <table:table-cell table:formula="of:=[.B12]*([.B12]+1)+[.C12]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2"/>
          <table:table-cell table:formula="of:=2*[.B12]" office:value-type="float" office:value="6" calcext:value-type="float">
            <text:p>6</text:p>
          </table:table-cell>
          <table:table-cell table:formula="of:=IF([.B12]=ABS([.C12]);IF([.C12]&lt;0;2*[.B12]-1;2*[.B12]);-1)" office:value-type="float" office:value="-1" calcext:value-type="float">
            <text:p>-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[.J12]*([.J12]+1)+[.K12]" office:value-type="float" office:value="35" calcext:value-type="float">
            <text:p>35</text:p>
          </table:table-cell>
        </table:table-row>
        <table:table-row table:style-name="ro1">
          <table:table-cell table:formula="of:=[.B13]*([.B13]+1)+[.C13]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/>
          <table:table-cell table:formula="of:=2*[.B13]" office:value-type="float" office:value="6" calcext:value-type="float">
            <text:p>6</text:p>
          </table:table-cell>
          <table:table-cell table:formula="of:=IF([.B13]=ABS([.C13]);IF([.C13]&lt;0;2*[.B13]-1;2*[.B13]);-1)" office:value-type="float" office:value="-1" calcext:value-type="float">
            <text:p>-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/>
          <table:table-cell table:formula="of:=[.J13]*([.J13]+1)+[.K13]" office:value-type="float" office:value="36" calcext:value-type="float">
            <text:p>36</text:p>
          </table:table-cell>
        </table:table-row>
        <table:table-row table:style-name="ro1">
          <table:table-cell table:formula="of:=[.B14]*([.B14]+1)+[.C14]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2*[.B14]" office:value-type="float" office:value="6" calcext:value-type="float">
            <text:p>6</text:p>
          </table:table-cell>
          <table:table-cell table:formula="of:=IF([.B14]=ABS([.C14]);IF([.C14]&lt;0;2*[.B14]-1;2*[.B14]);-1)" office:value-type="float" office:value="-1" calcext:value-type="float">
            <text:p>-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J14]*([.J14]+1)+[.K14]" office:value-type="float" office:value="48" calcext:value-type="float">
            <text:p>48</text:p>
          </table:table-cell>
        </table:table-row>
        <table:table-row table:style-name="ro1">
          <table:table-cell table:formula="of:=[.B15]*([.B15]+1)+[.C15]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formula="of:=2*[.B15]" office:value-type="float" office:value="6" calcext:value-type="float">
            <text:p>6</text:p>
          </table:table-cell>
          <table:table-cell table:formula="of:=IF([.B15]=ABS([.C15]);IF([.C15]&lt;0;2*[.B15]-1;2*[.B15]);-1)" office:value-type="float" office:value="-1" calcext:value-type="float">
            <text:p>-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/>
          <table:table-cell table:formula="of:=[.J15]*([.J15]+1)+[.K15]" office:value-type="float" office:value="49" calcext:value-type="float">
            <text:p>49</text:p>
          </table:table-cell>
        </table:table-row>
        <table:table-row table:style-name="ro1">
          <table:table-cell table:formula="of:=[.B16]*([.B16]+1)+[.C16]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/>
          <table:table-cell table:formula="of:=2*[.B16]" office:value-type="float" office:value="6" calcext:value-type="float">
            <text:p>6</text:p>
          </table:table-cell>
          <table:table-cell table:formula="of:=IF([.B16]=ABS([.C16]);IF([.C16]&lt;0;2*[.B16]-1;2*[.B16]);-1)" office:value-type="float" office:value="-1" calcext:value-type="float">
            <text:p>-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[.J16]*([.J16]+1)+[.K16]" office:value-type="float" office:value="63" calcext:value-type="float">
            <text:p>63</text:p>
          </table:table-cell>
        </table:table-row>
        <table:table-row table:style-name="ro1">
          <table:table-cell table:formula="of:=[.B17]*([.B17]+1)+[.C17]" office:value-type="float" office:value="15" calcext:value-type="float">
            <text:p>1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2*[.B17]" office:value-type="float" office:value="6" calcext:value-type="float">
            <text:p>6</text:p>
          </table:table-cell>
          <table:table-cell table:formula="of:=IF([.B17]=ABS([.C17]);IF([.C17]&lt;0;2*[.B17]-1;2*[.B17]);-1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  <table:table-cell office:value-type="string" calcext:value-type="string">
            <text:p>ACN(2D)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formula="of:=ROUND([.I21]/2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ROUND([.I22]/2)" office:value-type="float" office:value="1" calcext:value-type="float">
            <text:p>1</text:p>
          </table:table-cell>
          <table:table-cell table:formula="of:=IF(MOD([.I22];2)=0;[.J22];-[.J22])" office:value-type="float" office:value="-1" calcext:value-type="float">
            <text:p>-1</text:p>
          </table:table-cell>
          <table:table-cell/>
          <table:table-cell table:formula="of:=[.I22]/2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formula="of:=ROUND([.I23]/2)" office:value-type="float" office:value="1" calcext:value-type="float">
            <text:p>1</text:p>
          </table:table-cell>
          <table:table-cell table:formula="of:=IF(MOD([.I23];2)=0;[.J23];-[.J23])" office:value-type="float" office:value="1" calcext:value-type="float">
            <text:p>1</text:p>
          </table:table-cell>
          <table:table-cell/>
          <table:table-cell table:formula="of:=[.I23]/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formula="of:=ROUND([.I24]/2)" office:value-type="float" office:value="2" calcext:value-type="float">
            <text:p>2</text:p>
          </table:table-cell>
          <table:table-cell table:formula="of:=IF(MOD([.I24];2)=0;[.J24];-[.J24])" office:value-type="float" office:value="-2" calcext:value-type="float">
            <text:p>-2</text:p>
          </table:table-cell>
          <table:table-cell/>
          <table:table-cell table:formula="of:=[.I24]/2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formula="of:=ROUND([.I25]/2)" office:value-type="float" office:value="2" calcext:value-type="float">
            <text:p>2</text:p>
          </table:table-cell>
          <table:table-cell table:formula="of:=IF(MOD([.I25];2)=0;[.J25];-[.J25])" office:value-type="float" office:value="2" calcext:value-type="float">
            <text:p>2</text:p>
          </table:table-cell>
          <table:table-cell/>
          <table:table-cell table:formula="of:=[.I25]/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formula="of:=ROUND([.I26]/2)" office:value-type="float" office:value="3" calcext:value-type="float">
            <text:p>3</text:p>
          </table:table-cell>
          <table:table-cell table:formula="of:=IF(MOD([.I26];2)=0;[.J26];-[.J26])" office:value-type="float" office:value="-3" calcext:value-type="float">
            <text:p>-3</text:p>
          </table:table-cell>
          <table:table-cell/>
          <table:table-cell table:formula="of:=[.I26]/2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formula="of:=ROUND([.I27]/2)" office:value-type="float" office:value="3" calcext:value-type="float">
            <text:p>3</text:p>
          </table:table-cell>
          <table:table-cell table:formula="of:=IF(MOD([.I27];2)=0;[.J27];-[.J27])" office:value-type="float" office:value="3" calcext:value-type="float">
            <text:p>3</text:p>
          </table:table-cell>
          <table:table-cell/>
          <table:table-cell table:formula="of:=[.I27]/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formula="of:=ROUND([.I28]/2)" office:value-type="float" office:value="4" calcext:value-type="float">
            <text:p>4</text:p>
          </table:table-cell>
          <table:table-cell table:formula="of:=IF(MOD([.I28];2)=0;[.J28];-[.J28])" office:value-type="float" office:value="-4" calcext:value-type="float">
            <text:p>-4</text:p>
          </table:table-cell>
          <table:table-cell/>
          <table:table-cell table:formula="of:=[.I28]/2"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formula="of:=ROUND([.I29]/2)" office:value-type="float" office:value="4" calcext:value-type="float">
            <text:p>4</text:p>
          </table:table-cell>
          <table:table-cell table:formula="of:=IF(MOD([.I29];2)=0;[.J29];-[.J29])" office:value-type="float" office:value="4" calcext:value-type="float">
            <text:p>4</text:p>
          </table:table-cell>
          <table:table-cell/>
          <table:table-cell table:formula="of:=[.I29]/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formula="of:=ROUND([.I30]/2)" office:value-type="float" office:value="5" calcext:value-type="float">
            <text:p>5</text:p>
          </table:table-cell>
          <table:table-cell table:formula="of:=IF(MOD([.I30];2)=0;[.J30];-[.J30])" office:value-type="float" office:value="-5" calcext:value-type="float">
            <text:p>-5</text:p>
          </table:table-cell>
          <table:table-cell/>
          <table:table-cell table:formula="of:=[.I30]/2"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formula="of:=ROUND([.I31]/2)" office:value-type="float" office:value="5" calcext:value-type="float">
            <text:p>5</text:p>
          </table:table-cell>
          <table:table-cell table:formula="of:=IF(MOD([.I31];2)=0;[.J31];-[.J31])" office:value-type="float" office:value="5" calcext:value-type="float">
            <text:p>5</text:p>
          </table:table-cell>
          <table:table-cell/>
          <table:table-cell table:formula="of:=[.I31]/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formula="of:=ROUND([.I32]/2)" office:value-type="float" office:value="6" calcext:value-type="float">
            <text:p>6</text:p>
          </table:table-cell>
          <table:table-cell table:formula="of:=IF(MOD([.I32];2)=0;[.J32];-[.J32])" office:value-type="float" office:value="-6" calcext:value-type="float">
            <text:p>-6</text:p>
          </table:table-cell>
          <table:table-cell/>
          <table:table-cell table:formula="of:=[.I32]/2"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formula="of:=ROUND([.I33]/2)" office:value-type="float" office:value="6" calcext:value-type="float">
            <text:p>6</text:p>
          </table:table-cell>
          <table:table-cell table:formula="of:=IF(MOD([.I33];2)=0;[.J33];-[.J33])" office:value-type="float" office:value="6" calcext:value-type="float">
            <text:p>6</text:p>
          </table:table-cell>
          <table:table-cell/>
          <table:table-cell table:formula="of:=[.I33]/2" office:value-type="float" office:value="6" calcext:value-type="float">
            <text:p>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formula="of:=ROUND([.I34]/2)" office:value-type="float" office:value="7" calcext:value-type="float">
            <text:p>7</text:p>
          </table:table-cell>
          <table:table-cell table:formula="of:=IF(MOD([.I34];2)=0;[.J34];-[.J34])" office:value-type="float" office:value="-7" calcext:value-type="float">
            <text:p>-7</text:p>
          </table:table-cell>
          <table:table-cell/>
          <table:table-cell table:formula="of:=[.I34]/2"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table:formula="of:=ROUND([.I35]/2)" office:value-type="float" office:value="7" calcext:value-type="float">
            <text:p>7</text:p>
          </table:table-cell>
          <table:table-cell table:formula="of:=IF(MOD([.I35];2)=0;[.J35];-[.J35])" office:value-type="float" office:value="7" calcext:value-type="float">
            <text:p>7</text:p>
          </table:table-cell>
          <table:table-cell/>
          <table:table-cell table:formula="of:=[.I35]/2" office:value-type="float" office:value="7" calcext:value-type="float">
            <text:p>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2"/>
        </table:table-row>
      </table:table>
      <table:table table:name="Sheet2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CN(2D)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FUMA 2D</text:p>
          </table:table-cell>
          <table:table-cell/>
          <table:table-cell office:value-type="string" calcext:value-type="string">
            <text:p>SID 2D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ROUND([.A2]/2)" office:value-type="float" office:value="0" calcext:value-type="float">
            <text:p>0</text:p>
          </table:table-cell>
          <table:table-cell table:formula="of:=IF(MOD([.A2];2)=0;[.C2];-[.C2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ROUND([.A3]/2)" office:value-type="float" office:value="1" calcext:value-type="float">
            <text:p>1</text:p>
          </table:table-cell>
          <table:table-cell table:formula="of:=IF(MOD([.A3];2)=0;[.C3];-[.C3])" office:value-type="float" office:value="-1" calcext:value-type="float">
            <text:p>-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ROUND([.A4]/2)" office:value-type="float" office:value="1" calcext:value-type="float">
            <text:p>1</text:p>
          </table:table-cell>
          <table:table-cell table:formula="of:=IF(MOD([.A4];2)=0;[.C4];-[.C4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ROUND([.A5]/2)" office:value-type="float" office:value="2" calcext:value-type="float">
            <text:p>2</text:p>
          </table:table-cell>
          <table:table-cell table:formula="of:=IF(MOD([.A5];2)=0;[.C5];-[.C5])" office:value-type="float" office:value="-2" calcext:value-type="float">
            <text:p>-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ROUND([.A6]/2)" office:value-type="float" office:value="2" calcext:value-type="float">
            <text:p>2</text:p>
          </table:table-cell>
          <table:table-cell table:formula="of:=IF(MOD([.A6];2)=0;[.C6];-[.C6])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ROUND([.A7]/2)" office:value-type="float" office:value="3" calcext:value-type="float">
            <text:p>3</text:p>
          </table:table-cell>
          <table:table-cell table:formula="of:=IF(MOD([.A7];2)=0;[.C7];-[.C7])" office:value-type="float" office:value="-3" calcext:value-type="float">
            <text:p>-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ROUND([.A8]/2)" office:value-type="float" office:value="3" calcext:value-type="float">
            <text:p>3</text:p>
          </table:table-cell>
          <table:table-cell table:formula="of:=IF(MOD([.A8];2)=0;[.C8];-[.C8]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ROUND([.A9]/2)" office:value-type="float" office:value="4" calcext:value-type="float">
            <text:p>4</text:p>
          </table:table-cell>
          <table:table-cell table:formula="of:=IF(MOD([.A9];2)=0;[.C9];-[.C9])" office:value-type="float" office:value="-4" calcext:value-type="float">
            <text:p>-4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formula="of:=ROUND([.A10]/2)" office:value-type="float" office:value="4" calcext:value-type="float">
            <text:p>4</text:p>
          </table:table-cell>
          <table:table-cell table:formula="of:=IF(MOD([.A10];2)=0;[.C10];-[.C10])"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ROUND([.A11]/2)" office:value-type="float" office:value="5" calcext:value-type="float">
            <text:p>5</text:p>
          </table:table-cell>
          <table:table-cell table:formula="of:=IF(MOD([.A11];2)=0;[.C11];-[.C11])" office:value-type="float" office:value="-5" calcext:value-type="float">
            <text:p>-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table:formula="of:=ROUND([.A12]/2)" office:value-type="float" office:value="5" calcext:value-type="float">
            <text:p>5</text:p>
          </table:table-cell>
          <table:table-cell table:formula="of:=IF(MOD([.A12];2)=0;[.C12];-[.C12])"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ROUND([.A13]/2)" office:value-type="float" office:value="6" calcext:value-type="float">
            <text:p>6</text:p>
          </table:table-cell>
          <table:table-cell table:formula="of:=IF(MOD([.A13];2)=0;[.C13];-[.C13])" office:value-type="float" office:value="-6" calcext:value-type="float">
            <text:p>-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table:formula="of:=ROUND([.A14]/2)" office:value-type="float" office:value="6" calcext:value-type="float">
            <text:p>6</text:p>
          </table:table-cell>
          <table:table-cell table:formula="of:=IF(MOD([.A14];2)=0;[.C14];-[.C14])"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table:formula="of:=ROUND([.A15]/2)" office:value-type="float" office:value="7" calcext:value-type="float">
            <text:p>7</text:p>
          </table:table-cell>
          <table:table-cell table:formula="of:=IF(MOD([.A15];2)=0;[.C15];-[.C15])" office:value-type="float" office:value="-7" calcext:value-type="float">
            <text:p>-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table:formula="of:=ROUND([.A16]/2)" office:value-type="float" office:value="7" calcext:value-type="float">
            <text:p>7</text:p>
          </table:table-cell>
          <table:table-cell table:formula="of:=IF(MOD([.A16];2)=0;[.C16];-[.C16])" office:value-type="float" office:value="7" calcext:value-type="float">
            <text:p>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table:formula="of:=ROUND([.A17]/2)" office:value-type="float" office:value="8" calcext:value-type="float">
            <text:p>8</text:p>
          </table:table-cell>
          <table:table-cell table:formula="of:=IF(MOD([.A17];2)=0;[.C17];-[.C17])" office:value-type="float" office:value="-8" calcext:value-type="float">
            <text:p>-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table:formula="of:=ROUND([.A18]/2)" office:value-type="float" office:value="8" calcext:value-type="float">
            <text:p>8</text:p>
          </table:table-cell>
          <table:table-cell table:formula="of:=IF(MOD([.A18];2)=0;[.C18];-[.C18])"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table:formula="of:=ROUND([.A19]/2)" office:value-type="float" office:value="9" calcext:value-type="float">
            <text:p>9</text:p>
          </table:table-cell>
          <table:table-cell table:formula="of:=IF(MOD([.A19];2)=0;[.C19];-[.C19])" office:value-type="float" office:value="-9" calcext:value-type="float">
            <text:p>-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table:formula="of:=ROUND([.A20]/2)" office:value-type="float" office:value="9" calcext:value-type="float">
            <text:p>9</text:p>
          </table:table-cell>
          <table:table-cell table:formula="of:=IF(MOD([.A20];2)=0;[.C20];-[.C20])" office:value-type="float" office:value="9" calcext:value-type="float">
            <text:p>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table:formula="of:=ROUND([.A21]/2)" office:value-type="float" office:value="10" calcext:value-type="float">
            <text:p>10</text:p>
          </table:table-cell>
          <table:table-cell table:formula="of:=IF(MOD([.A21];2)=0;[.C21];-[.C21])" office:value-type="float" office:value="-10" calcext:value-type="float">
            <text:p>-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ROUND([.A22]/2)" office:value-type="float" office:value="10" calcext:value-type="float">
            <text:p>10</text:p>
          </table:table-cell>
          <table:table-cell table:formula="of:=IF(MOD([.A22];2)=0;[.C22];-[.C22])" office:value-type="float" office:value="10" calcext:value-type="float">
            <text:p>10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2d conversion schemes</text:p>
          </table:table-cell>
          <table:table-cell table:number-columns-repeated="8"/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3" table:style-name="ta1"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06" table:default-cell-style-name="Default"/>
        <table:table-row table:style-name="ro1">
          <table:table-cell office:value-type="string" calcext:value-type="string">
            <text:p>AC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FUMA</text:p>
          </table:table-cell>
          <table:table-cell office:value-type="string" calcext:value-type="string">
            <text:p>from m,l</text:p>
          </table:table-cell>
          <table:table-cell/>
          <table:table-cell office:value-type="string" calcext:value-type="string">
            <text:p>SID</text:p>
          </table:table-cell>
          <table:table-cell table:number-columns-repeated="2"/>
          <table:table-cell office:value-type="string" calcext:value-type="string">
            <text:p>AC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FUMA</text:p>
          </table:table-cell>
          <table:table-cell table:number-columns-repeated="100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table:formula="of:=TRUNC(SQRT([.A2]))" office:value-type="float" office:value="0" calcext:value-type="float">
            <text:p>0</text:p>
          </table:table-cell>
          <table:table-cell table:style-name="ce2" table:formula="of:=[.A2]-[.B2]*([.B2]+1)" office:value-type="float" office:value="0" calcext:value-type="float">
            <text:p>0</text:p>
          </table:table-cell>
          <table:table-cell table:style-name="ce2"/>
          <table:table-cell table:style-name="ce3" office:value-type="string" calcext:value-type="string">
            <text:p>W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table:formula="of:=TRUNC(SQRT([.L2]))" office:value-type="float" office:value="0" calcext:value-type="float">
            <text:p>0</text:p>
          </table:table-cell>
          <table:table-cell table:style-name="ce2" table:formula="of:=[.L2]-[.M2]*([.M2]+1)" office:value-type="float" office:value="0" calcext:value-type="float">
            <text:p>0</text:p>
          </table:table-cell>
          <table:table-cell table:style-name="ce2"/>
          <table:table-cell table:style-name="ce3" office:value-type="string" calcext:value-type="string">
            <text:p>W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IF([.N2]=0;([.M2]+1)^2-1;-1)"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TRUNC(SQRT([.A3]))" office:value-type="float" office:value="1" calcext:value-type="float">
            <text:p>1</text:p>
          </table:table-cell>
          <table:table-cell table:style-name="ce2" table:formula="of:=[.A3]-[.B3]*([.B3]+1)" office:value-type="float" office:value="-1" calcext:value-type="float">
            <text:p>-1</text:p>
          </table:table-cell>
          <table:table-cell table:style-name="ce2"/>
          <table:table-cell table:style-name="ce3" office:value-type="string" calcext:value-type="string">
            <text:p>Y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table:formula="of:=TRUNC(SQRT([.L3]))" office:value-type="float" office:value="1" calcext:value-type="float">
            <text:p>1</text:p>
          </table:table-cell>
          <table:table-cell table:style-name="ce2" table:formula="of:=[.L3]-[.M3]*([.M3]+1)" office:value-type="float" office:value="1" calcext:value-type="float">
            <text:p>1</text:p>
          </table:table-cell>
          <table:table-cell table:style-name="ce2"/>
          <table:table-cell table:style-name="ce3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N3]=0;([.M3]+1)^2-1;-1)" office:value-type="float" office:value="-1" calcext:value-type="float">
            <text:p>-1</text:p>
          </table:table-cell>
          <table:table-cell table:style-name="ce2"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TRUNC(SQRT([.A4]))" office:value-type="float" office:value="1" calcext:value-type="float">
            <text:p>1</text:p>
          </table:table-cell>
          <table:table-cell table:formula="of:=[.A4]-[.B4]*([.B4]+1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"/>
          <table:table-cell/>
          <table:table-cell office:value-type="float" office:value="1" calcext:value-type="float">
            <text:p>1</text:p>
          </table:table-cell>
          <table:table-cell table:formula="of:=TRUNC(SQRT([.L4]))" office:value-type="float" office:value="1" calcext:value-type="float">
            <text:p>1</text:p>
          </table:table-cell>
          <table:table-cell table:formula="of:=[.L4]-[.M4]*([.M4]+1)" office:value-type="float" office:value="-1" calcext:value-type="float">
            <text:p>-1</text:p>
          </table:table-cell>
          <table:table-cell/>
          <table:table-cell table:style-name="ce4"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formula="of:=IF([.N4]=0;([.M4]+1)^2-1;-1)" office:value-type="float" office:value="-1" calcext:value-type="float">
            <text:p>-1</text:p>
          </table:table-cell>
          <table:table-cell table:number-columns-repeated="100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TRUNC(SQRT([.A5]))" office:value-type="float" office:value="1" calcext:value-type="float">
            <text:p>1</text:p>
          </table:table-cell>
          <table:table-cell table:style-name="ce2" table:formula="of:=[.A5]-[.B5]*([.B5]+1)" office:value-type="float" office:value="1" calcext:value-type="float">
            <text:p>1</text:p>
          </table:table-cell>
          <table:table-cell table:style-name="ce2"/>
          <table:table-cell table:style-name="ce3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table:formula="of:=TRUNC(SQRT([.L5]))" office:value-type="float" office:value="1" calcext:value-type="float">
            <text:p>1</text:p>
          </table:table-cell>
          <table:table-cell table:style-name="ce2" table:formula="of:=[.L5]-[.M5]*([.M5]+1)" office:value-type="float" office:value="0" calcext:value-type="float">
            <text:p>0</text:p>
          </table:table-cell>
          <table:table-cell table:style-name="ce2"/>
          <table:table-cell table:style-name="ce3" office:value-type="string" calcext:value-type="string">
            <text:p>Z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IF([.N5]=0;([.M5]+1)^2-1;-1)" office:value-type="float" office:value="3" calcext:value-type="float">
            <text:p>3</text:p>
          </table:table-cell>
          <table:table-cell table:style-name="ce2" office:value-type="string" calcext:value-type="string">
            <text:p>ausnahme!</text:p>
          </table:table-cell>
          <table:table-cell table:style-name="ce2" table:number-columns-repeated="100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TRUNC(SQRT([.A6]))" office:value-type="float" office:value="2" calcext:value-type="float">
            <text:p>2</text:p>
          </table:table-cell>
          <table:table-cell table:style-name="ce2" table:formula="of:=[.A6]-[.B6]*([.B6]+1)" office:value-type="float" office:value="-2" calcext:value-type="float">
            <text:p>-2</text:p>
          </table:table-cell>
          <table:table-cell table:style-name="ce2"/>
          <table:table-cell table:style-name="ce3" office:value-type="string" calcext:value-type="string">
            <text:p>V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style-name="ce2" office:value-type="float" office:value="6" calcext:value-type="float">
            <text:p>6</text:p>
          </table:table-cell>
          <table:table-cell table:style-name="ce2" table:formula="of:=TRUNC(SQRT([.L6]))" office:value-type="float" office:value="2" calcext:value-type="float">
            <text:p>2</text:p>
          </table:table-cell>
          <table:table-cell table:style-name="ce2" table:formula="of:=[.L6]-[.M6]*([.M6]+1)" office:value-type="float" office:value="0" calcext:value-type="float">
            <text:p>0</text:p>
          </table:table-cell>
          <table:table-cell table:style-name="ce2"/>
          <table:table-cell table:style-name="ce3" office:value-type="string" calcext:value-type="string">
            <text:p>R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IF([.N6]=0;([.M6]+1)^2-1;-1)" office:value-type="float" office:value="8" calcext:value-type="float">
            <text:p>8</text:p>
          </table:table-cell>
          <table:table-cell table:style-name="ce2"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TRUNC(SQRT([.A7]))" office:value-type="float" office:value="2" calcext:value-type="float">
            <text:p>2</text:p>
          </table:table-cell>
          <table:table-cell table:formula="of:=[.A7]-[.B7]*([.B7]+1)" office:value-type="float" office:value="-1" calcext:value-type="float">
            <text:p>-1</text:p>
          </table:table-cell>
          <table:table-cell/>
          <table:table-cell table:style-name="ce4"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2"/>
          <table:table-cell/>
          <table:table-cell office:value-type="float" office:value="7" calcext:value-type="float">
            <text:p>7</text:p>
          </table:table-cell>
          <table:table-cell table:formula="of:=TRUNC(SQRT([.L7]))" office:value-type="float" office:value="2" calcext:value-type="float">
            <text:p>2</text:p>
          </table:table-cell>
          <table:table-cell table:formula="of:=[.L7]-[.M7]*([.M7]+1)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formula="of:=IF([.N7]=0;([.M7]+1)^2-1;-1)" office:value-type="float" office:value="-1" calcext:value-type="float">
            <text:p>-1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TRUNC(SQRT([.A8]))" office:value-type="float" office:value="2" calcext:value-type="float">
            <text:p>2</text:p>
          </table:table-cell>
          <table:table-cell table:formula="of:=[.A8]-[.B8]*([.B8]+1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2"/>
          <table:table-cell/>
          <table:table-cell office:value-type="float" office:value="5" calcext:value-type="float">
            <text:p>5</text:p>
          </table:table-cell>
          <table:table-cell table:formula="of:=TRUNC(SQRT([.L8]))" office:value-type="float" office:value="2" calcext:value-type="float">
            <text:p>2</text:p>
          </table:table-cell>
          <table:table-cell table:formula="of:=[.L8]-[.M8]*([.M8]+1)" office:value-type="float" office:value="-1" calcext:value-type="float">
            <text:p>-1</text:p>
          </table:table-cell>
          <table:table-cell/>
          <table:table-cell table:style-name="ce4" office:value-type="string" calcext:value-type="string">
            <text:p>T</text:p>
          </table:table-cell>
          <table:table-cell office:value-type="float" office:value="6" calcext:value-type="float">
            <text:p>6</text:p>
          </table:table-cell>
          <table:table-cell table:formula="of:=IF([.N8]=0;([.M8]+1)^2-1;-1)" office:value-type="float" office:value="-1" calcext:value-type="float">
            <text:p>-1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TRUNC(SQRT([.A9]))" office:value-type="float" office:value="2" calcext:value-type="float">
            <text:p>2</text:p>
          </table:table-cell>
          <table:table-cell table:formula="of:=[.A9]-[.B9]*([.B9]+1)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"/>
          <table:table-cell/>
          <table:table-cell office:value-type="float" office:value="8" calcext:value-type="float">
            <text:p>8</text:p>
          </table:table-cell>
          <table:table-cell table:formula="of:=TRUNC(SQRT([.L9]))" office:value-type="float" office:value="2" calcext:value-type="float">
            <text:p>2</text:p>
          </table:table-cell>
          <table:table-cell table:formula="of:=[.L9]-[.M9]*([.M9]+1)"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U</text:p>
          </table:table-cell>
          <table:table-cell office:value-type="float" office:value="7" calcext:value-type="float">
            <text:p>7</text:p>
          </table:table-cell>
          <table:table-cell table:formula="of:=IF([.N9]=0;([.M9]+1)^2-1;-1)" office:value-type="float" office:value="-1" calcext:value-type="float">
            <text:p>-1</text:p>
          </table:table-cell>
          <table:table-cell table:number-columns-repeated="100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TRUNC(SQRT([.A10]))" office:value-type="float" office:value="2" calcext:value-type="float">
            <text:p>2</text:p>
          </table:table-cell>
          <table:table-cell table:style-name="ce2" table:formula="of:=[.A10]-[.B10]*([.B10]+1)" office:value-type="float" office:value="2" calcext:value-type="float">
            <text:p>2</text:p>
          </table:table-cell>
          <table:table-cell table:style-name="ce2"/>
          <table:table-cell table:style-name="ce3" office:value-type="string" calcext:value-type="string">
            <text:p>U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table:formula="of:=TRUNC(SQRT([.L10]))" office:value-type="float" office:value="2" calcext:value-type="float">
            <text:p>2</text:p>
          </table:table-cell>
          <table:table-cell table:style-name="ce2" table:formula="of:=[.L10]-[.M10]*([.M10]+1)" office:value-type="float" office:value="-2" calcext:value-type="float">
            <text:p>-2</text:p>
          </table:table-cell>
          <table:table-cell table:style-name="ce2"/>
          <table:table-cell table:style-name="ce3" office:value-type="string" calcext:value-type="string">
            <text:p>V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IF([.N10]=0;([.M10]+1)^2-1;-1)" office:value-type="float" office:value="-1" calcext:value-type="float">
            <text:p>-1</text:p>
          </table:table-cell>
          <table:table-cell table:style-name="ce2" table:number-columns-repeated="100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TRUNC(SQRT([.A11]))" office:value-type="float" office:value="3" calcext:value-type="float">
            <text:p>3</text:p>
          </table:table-cell>
          <table:table-cell table:style-name="ce2" table:formula="of:=[.A11]-[.B11]*([.B11]+1)" office:value-type="float" office:value="-3" calcext:value-type="float">
            <text:p>-3</text:p>
          </table:table-cell>
          <table:table-cell table:style-name="ce2"/>
          <table:table-cell table:style-name="ce3" office:value-type="string" calcext:value-type="string">
            <text:p>Q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2"/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12" calcext:value-type="float">
            <text:p>12</text:p>
          </table:table-cell>
          <table:table-cell table:style-name="ce2" table:formula="of:=TRUNC(SQRT([.L11]))" office:value-type="float" office:value="3" calcext:value-type="float">
            <text:p>3</text:p>
          </table:table-cell>
          <table:table-cell table:style-name="ce2" table:formula="of:=[.L11]-[.M11]*([.M11]+1)" office:value-type="float" office:value="0" calcext:value-type="float">
            <text:p>0</text:p>
          </table:table-cell>
          <table:table-cell table:style-name="ce2"/>
          <table:table-cell table:style-name="ce3" office:value-type="string" calcext:value-type="string">
            <text:p>K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IF([.N11]=0;([.M11]+1)^2-1;-1)" office:value-type="float" office:value="15" calcext:value-type="float">
            <text:p>15</text:p>
          </table:table-cell>
          <table:table-cell table:style-name="ce2"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TRUNC(SQRT([.A12]))" office:value-type="float" office:value="3" calcext:value-type="float">
            <text:p>3</text:p>
          </table:table-cell>
          <table:table-cell table:formula="of:=[.A12]-[.B12]*([.B12]+1)" office:value-type="float" office:value="-2" calcext:value-type="float">
            <text:p>-2</text:p>
          </table:table-cell>
          <table:table-cell/>
          <table:table-cell table:style-name="ce4" office:value-type="string" calcext:value-type="string">
            <text:p>O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2"/>
          <table:table-cell/>
          <table:table-cell office:value-type="float" office:value="13" calcext:value-type="float">
            <text:p>13</text:p>
          </table:table-cell>
          <table:table-cell table:formula="of:=TRUNC(SQRT([.L12]))" office:value-type="float" office:value="3" calcext:value-type="float">
            <text:p>3</text:p>
          </table:table-cell>
          <table:table-cell table:formula="of:=[.L12]-[.M12]*([.M12]+1)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table:formula="of:=IF([.N12]=0;([.M12]+1)^2-1;-1)" office:value-type="float" office:value="-1" calcext:value-type="float">
            <text:p>-1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TRUNC(SQRT([.A13]))" office:value-type="float" office:value="3" calcext:value-type="float">
            <text:p>3</text:p>
          </table:table-cell>
          <table:table-cell table:formula="of:=[.A13]-[.B13]*([.B13]+1)" office:value-type="float" office:value="-1" calcext:value-type="float">
            <text:p>-1</text:p>
          </table:table-cell>
          <table:table-cell/>
          <table:table-cell table:style-name="ce4"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2"/>
          <table:table-cell/>
          <table:table-cell office:value-type="float" office:value="11" calcext:value-type="float">
            <text:p>11</text:p>
          </table:table-cell>
          <table:table-cell table:formula="of:=TRUNC(SQRT([.L13]))" office:value-type="float" office:value="3" calcext:value-type="float">
            <text:p>3</text:p>
          </table:table-cell>
          <table:table-cell table:formula="of:=[.L13]-[.M13]*([.M13]+1)" office:value-type="float" office:value="-1" calcext:value-type="float">
            <text:p>-1</text:p>
          </table:table-cell>
          <table:table-cell/>
          <table:table-cell table:style-name="ce4"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formula="of:=IF([.N13]=0;([.M13]+1)^2-1;-1)" office:value-type="float" office:value="-1" calcext:value-type="float">
            <text:p>-1</text:p>
          </table:table-cell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TRUNC(SQRT([.A14]))" office:value-type="float" office:value="3" calcext:value-type="float">
            <text:p>3</text:p>
          </table:table-cell>
          <table:table-cell table:formula="of:=[.A14]-[.B14]*([.B14]+1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K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2"/>
          <table:table-cell/>
          <table:table-cell office:value-type="float" office:value="14" calcext:value-type="float">
            <text:p>14</text:p>
          </table:table-cell>
          <table:table-cell table:formula="of:=TRUNC(SQRT([.L14]))" office:value-type="float" office:value="3" calcext:value-type="float">
            <text:p>3</text:p>
          </table:table-cell>
          <table:table-cell table:formula="of:=[.L14]-[.M14]*([.M14]+1)"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table:formula="of:=IF([.N14]=0;([.M14]+1)^2-1;-1)" office:value-type="float" office:value="-1" calcext:value-type="float">
            <text:p>-1</text:p>
          </table:table-cell>
          <table:table-cell table:number-columns-repeated="100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TRUNC(SQRT([.A15]))" office:value-type="float" office:value="3" calcext:value-type="float">
            <text:p>3</text:p>
          </table:table-cell>
          <table:table-cell table:formula="of:=[.A15]-[.B15]*([.B15]+1)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2"/>
          <table:table-cell/>
          <table:table-cell office:value-type="float" office:value="10" calcext:value-type="float">
            <text:p>10</text:p>
          </table:table-cell>
          <table:table-cell table:formula="of:=TRUNC(SQRT([.L15]))" office:value-type="float" office:value="3" calcext:value-type="float">
            <text:p>3</text:p>
          </table:table-cell>
          <table:table-cell table:formula="of:=[.L15]-[.M15]*([.M15]+1)" office:value-type="float" office:value="-2" calcext:value-type="float">
            <text:p>-2</text:p>
          </table:table-cell>
          <table:table-cell/>
          <table:table-cell table:style-name="ce4" office:value-type="string" calcext:value-type="string">
            <text:p>O</text:p>
          </table:table-cell>
          <table:table-cell office:value-type="float" office:value="13" calcext:value-type="float">
            <text:p>13</text:p>
          </table:table-cell>
          <table:table-cell table:formula="of:=IF([.N15]=0;([.M15]+1)^2-1;-1)" office:value-type="float" office:value="-1" calcext:value-type="float">
            <text:p>-1</text:p>
          </table:table-cell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TRUNC(SQRT([.A16]))" office:value-type="float" office:value="3" calcext:value-type="float">
            <text:p>3</text:p>
          </table:table-cell>
          <table:table-cell table:formula="of:=[.A16]-[.B16]*([.B16]+1)"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2"/>
          <table:table-cell/>
          <table:table-cell office:value-type="float" office:value="15" calcext:value-type="float">
            <text:p>15</text:p>
          </table:table-cell>
          <table:table-cell table:formula="of:=TRUNC(SQRT([.L16]))" office:value-type="float" office:value="3" calcext:value-type="float">
            <text:p>3</text:p>
          </table:table-cell>
          <table:table-cell table:formula="of:=[.L16]-[.M16]*([.M16]+1)"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P</text:p>
          </table:table-cell>
          <table:table-cell office:value-type="float" office:value="14" calcext:value-type="float">
            <text:p>14</text:p>
          </table:table-cell>
          <table:table-cell table:formula="of:=IF([.N16]=0;([.M16]+1)^2-1;-1)" office:value-type="float" office:value="-1" calcext:value-type="float">
            <text:p>-1</text:p>
          </table:table-cell>
          <table:table-cell table:number-columns-repeated="100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TRUNC(SQRT([.A17]))" office:value-type="float" office:value="3" calcext:value-type="float">
            <text:p>3</text:p>
          </table:table-cell>
          <table:table-cell table:style-name="ce2" table:formula="of:=[.A17]-[.B17]*([.B17]+1)" office:value-type="float" office:value="3" calcext:value-type="float">
            <text:p>3</text:p>
          </table:table-cell>
          <table:table-cell table:style-name="ce2"/>
          <table:table-cell table:style-name="ce3" office:value-type="string" calcext:value-type="string">
            <text:p>P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2"/>
          <table:table-cell table:style-name="ce2" office:value-type="float" office:value="9" calcext:value-type="float">
            <text:p>9</text:p>
          </table:table-cell>
          <table:table-cell table:style-name="ce2" table:number-columns-repeated="2"/>
          <table:table-cell table:style-name="ce2" office:value-type="float" office:value="9" calcext:value-type="float">
            <text:p>9</text:p>
          </table:table-cell>
          <table:table-cell table:style-name="ce2" table:formula="of:=TRUNC(SQRT([.L17]))" office:value-type="float" office:value="3" calcext:value-type="float">
            <text:p>3</text:p>
          </table:table-cell>
          <table:table-cell table:style-name="ce2" table:formula="of:=[.L17]-[.M17]*([.M17]+1)" office:value-type="float" office:value="-3" calcext:value-type="float">
            <text:p>-3</text:p>
          </table:table-cell>
          <table:table-cell table:style-name="ce2"/>
          <table:table-cell table:style-name="ce3" office:value-type="string" calcext:value-type="string">
            <text:p>Q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IF([.N17]=0;([.M17]+1)^2-1;-1)" office:value-type="float" office:value="-1" calcext:value-type="float">
            <text:p>-1</text:p>
          </table:table-cell>
          <table:table-cell table:style-name="ce2"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TRUNC(SQRT([.A18]))" office:value-type="float" office:value="4" calcext:value-type="float">
            <text:p>4</text:p>
          </table:table-cell>
          <table:table-cell table:formula="of:=[.A18]-[.B18]*([.B18]+1)" office:value-type="float" office:value="-4" calcext:value-type="float">
            <text:p>-4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TRUNC(SQRT([.A19]))" office:value-type="float" office:value="4" calcext:value-type="float">
            <text:p>4</text:p>
          </table:table-cell>
          <table:table-cell table:formula="of:=[.A19]-[.B19]*([.B19]+1)" office:value-type="float" office:value="-3" calcext:value-type="float">
            <text:p>-3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TRUNC(SQRT([.A20]))" office:value-type="float" office:value="4" calcext:value-type="float">
            <text:p>4</text:p>
          </table:table-cell>
          <table:table-cell table:formula="of:=[.A20]-[.B20]*([.B20]+1)" office:value-type="float" office:value="-2" calcext:value-type="float">
            <text:p>-2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TRUNC(SQRT([.A21]))" office:value-type="float" office:value="4" calcext:value-type="float">
            <text:p>4</text:p>
          </table:table-cell>
          <table:table-cell table:formula="of:=[.A21]-[.B21]*([.B21]+1)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TRUNC(SQRT([.A22]))" office:value-type="float" office:value="4" calcext:value-type="float">
            <text:p>4</text:p>
          </table:table-cell>
          <table:table-cell table:formula="of:=[.A22]-[.B22]*([.B22]+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TRUNC(SQRT([.A23]))" office:value-type="float" office:value="4" calcext:value-type="float">
            <text:p>4</text:p>
          </table:table-cell>
          <table:table-cell table:formula="of:=[.A23]-[.B23]*([.B23]+1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TRUNC(SQRT([.A24]))" office:value-type="float" office:value="4" calcext:value-type="float">
            <text:p>4</text:p>
          </table:table-cell>
          <table:table-cell table:formula="of:=[.A24]-[.B24]*([.B24]+1)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TRUNC(SQRT([.A25]))" office:value-type="float" office:value="4" calcext:value-type="float">
            <text:p>4</text:p>
          </table:table-cell>
          <table:table-cell table:formula="of:=[.A25]-[.B25]*([.B25]+1)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TRUNC(SQRT([.A26]))" office:value-type="float" office:value="4" calcext:value-type="float">
            <text:p>4</text:p>
          </table:table-cell>
          <table:table-cell table:formula="of:=[.A26]-[.B26]*([.B26]+1)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TRUNC(SQRT([.A27]))" office:value-type="float" office:value="5" calcext:value-type="float">
            <text:p>5</text:p>
          </table:table-cell>
          <table:table-cell table:formula="of:=[.A27]-[.B27]*([.B27]+1)" office:value-type="float" office:value="-5" calcext:value-type="float">
            <text:p>-5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TRUNC(SQRT([.A28]))" office:value-type="float" office:value="5" calcext:value-type="float">
            <text:p>5</text:p>
          </table:table-cell>
          <table:table-cell table:formula="of:=[.A28]-[.B28]*([.B28]+1)" office:value-type="float" office:value="-4" calcext:value-type="float">
            <text:p>-4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TRUNC(SQRT([.A29]))" office:value-type="float" office:value="5" calcext:value-type="float">
            <text:p>5</text:p>
          </table:table-cell>
          <table:table-cell table:formula="of:=[.A29]-[.B29]*([.B29]+1)" office:value-type="float" office:value="-3" calcext:value-type="float">
            <text:p>-3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TRUNC(SQRT([.A30]))" office:value-type="float" office:value="5" calcext:value-type="float">
            <text:p>5</text:p>
          </table:table-cell>
          <table:table-cell table:formula="of:=[.A30]-[.B30]*([.B30]+1)" office:value-type="float" office:value="-2" calcext:value-type="float">
            <text:p>-2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TRUNC(SQRT([.A31]))" office:value-type="float" office:value="5" calcext:value-type="float">
            <text:p>5</text:p>
          </table:table-cell>
          <table:table-cell table:formula="of:=[.A31]-[.B31]*([.B31]+1)"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TRUNC(SQRT([.A32]))" office:value-type="float" office:value="5" calcext:value-type="float">
            <text:p>5</text:p>
          </table:table-cell>
          <table:table-cell table:formula="of:=[.A32]-[.B32]*([.B32]+1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TRUNC(SQRT([.A33]))" office:value-type="float" office:value="5" calcext:value-type="float">
            <text:p>5</text:p>
          </table:table-cell>
          <table:table-cell table:formula="of:=[.A33]-[.B33]*([.B33]+1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TRUNC(SQRT([.A34]))" office:value-type="float" office:value="5" calcext:value-type="float">
            <text:p>5</text:p>
          </table:table-cell>
          <table:table-cell table:formula="of:=[.A34]-[.B34]*([.B34]+1)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TRUNC(SQRT([.A35]))" office:value-type="float" office:value="5" calcext:value-type="float">
            <text:p>5</text:p>
          </table:table-cell>
          <table:table-cell table:formula="of:=[.A35]-[.B35]*([.B35]+1)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TRUNC(SQRT([.A36]))" office:value-type="float" office:value="5" calcext:value-type="float">
            <text:p>5</text:p>
          </table:table-cell>
          <table:table-cell table:formula="of:=[.A36]-[.B36]*([.B36]+1)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TRUNC(SQRT([.A37]))" office:value-type="float" office:value="5" calcext:value-type="float">
            <text:p>5</text:p>
          </table:table-cell>
          <table:table-cell table:formula="of:=[.A37]-[.B37]*([.B37]+1)" office:value-type="float" office:value="5" calcext:value-type="float">
            <text:p>5</text:p>
          </table:table-cell>
          <table:table-cell table:number-columns-repeated="1021"/>
        </table:table-row>
      </table:table>
      <table:table table:name="Sheet4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C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D</text:p>
          </table:table-cell>
          <table:table-cell/>
          <table:table-cell table:style-name="ce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</table:table>
      <table:named-expressions/>
      <table:database-ranges>
        <table:database-range table:name="__Anonymous_Sheet_DB__2" table:target-range-address="Sheet3.L2:Sheet3.Q17" table:contains-header="false">
          <table:sort>
            <table:sort-by table:field-number="5" table:data-type="automatic"/>
          </table:sort>
        </table:database-range>
        <table:database-range table:name="__Anonymous_Sheet_DB__3" table:target-range-address="Sheet4.A2:Sheet4.D17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1">00/00/0000</text:date>, <text:time style:data-style-name="N2" text:time-value="0000-00-00T10:38:36.04691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0T17:47:56.835057000</meta:creation-date>
    <dc:date>2014-01-21T13:51:02.403454000</dc:date>
    <meta:editing-duration>PT10M56S</meta:editing-duration>
    <meta:editing-cycles>4</meta:editing-cycles>
    <meta:generator>LibreOffice/4.1.4.2$MacOSX_x86 LibreOffice_project/0a0440ccc0227ad9829de5f46be37cfb6edcf72</meta:generator>
    <meta:document-statistic meta:table-count="4" meta:cell-count="824" meta:object-count="0"/>
  </office:meta>
</office:document-meta>
</file>